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100000211000001290840249C.svm" manifest:media-type=""/>
  <manifest:file-entry manifest:full-path="Pictures/200000010000022E000000D855B9F02F.svm" manifest:media-type=""/>
  <manifest:file-entry manifest:full-path="Pictures/2000000100000124000001290D272649.svm" manifest:media-type=""/>
  <manifest:file-entry manifest:full-path="Pictures/200000010000014F00000124CDD19E6C.svm" manifest:media-type=""/>
  <manifest:file-entry manifest:full-path="Pictures/2000000100000243000000D8B95EBEA8.svm" manifest:media-type=""/>
  <manifest:file-entry manifest:full-path="Pictures/200000010000010F000000F2CD2953B9.svm" manifest:media-type=""/>
  <manifest:file-entry manifest:full-path="Pictures/20000001000003D90000012986DE52E8.svm" manifest:media-type=""/>
  <manifest:file-entry manifest:full-path="Pictures/20000001000000FE000000F2E11C61C7.svm" manifest:media-type=""/>
  <manifest:file-entry manifest:full-path="Pictures/20000001000000D400000103D65A644B.svm" manifest:media-type=""/>
  <manifest:file-entry manifest:full-path="Pictures/" manifest:media-type=""/>
  <manifest:file-entry manifest:full-path="content.xml" manifest:media-type="text/xml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" manifest:media-type="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-color="#280099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2.646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0.065cm"/>
    </style:style>
    <style:style style:name="gr16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8§display§i_G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0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family="'XB Tabriz'" style:font-pitch="variable" fo:font-size="12pt" fo:font-weight="bold" style:font-size-asian="12pt" style:font-weight-asian="bold" style:font-family-complex="'XB Tabriz'" style:font-pitch-complex="variable" style:font-size-complex="12pt" style:font-weight-complex="bold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12pt" fo:font-weight="bold" style:font-size-asian="12pt" style:font-weight-asian="bold" style:font-family-complex="'XB Tabriz'" style:font-pitch-complex="variable" style:font-size-complex="12pt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13cm" svg:y1="2.401cm" svg:x2="2.513cm" svg:y2="1.604cm">
          <text:p/>
        </draw:line>
        <draw:custom-shape draw:style-name="gr2" draw:text-style-name="P1" draw:layer="layout" svg:width="4.273cm" svg:height="1.405cm" svg:x="1.77cm" svg:y="2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4cm" svg:height="1.243cm" svg:x="4.596cm" svg:y="2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4cm" svg:height="1.243cm" svg:x="2.005cm" svg:y="2.9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82cm" svg:height="1.139cm" svg:x="2.16cm" svg:y="2.9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81cm" svg:height="1.139cm" svg:x="4.737cm" svg:y="2.9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68cm" svg:height="0.225cm" svg:x="2.842cm" svg:y="2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4cm" svg:height="0.149cm" svg:x="2.31cm" svg:y="2.7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41cm" svg:height="0.15cm" svg:x="4.924cm" svg:y="2.7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4cm" svg:height="0.149cm" svg:x="3.664cm" svg:y="4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69cm" svg:height="0.15cm" svg:x="2.841cm" svg:y="2.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092cm" svg:height="0.06cm" svg:x="2.463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515cm" svg:y1="2.457cm" svg:x2="2.515cm" svg:y2="2.792cm">
          <text:p/>
        </draw:line>
        <draw:custom-shape draw:style-name="gr7" draw:text-style-name="P1" draw:layer="layout" svg:width="0.111cm" svg:height="0.06cm" svg:x="3.843cm" svg:y="2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903cm" svg:y1="2.232cm" svg:x2="3.903cm" svg:y2="2.567cm">
          <text:p/>
        </draw:line>
        <draw:custom-shape draw:style-name="gr7" draw:text-style-name="P1" draw:layer="layout" svg:width="0.111cm" svg:height="0.06cm" svg:x="5.07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36cm" svg:y1="2.457cm" svg:x2="5.136cm" svg:y2="2.792cm">
          <text:p/>
        </draw:line>
        <draw:custom-shape draw:style-name="gr7" draw:text-style-name="P1" draw:layer="layout" svg:width="-0.111cm" svg:height="-0.06cm" svg:x="3.945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5cm" svg:y1="4.829cm" svg:x2="3.885cm" svg:y2="4.494cm">
          <text:p/>
        </draw:line>
        <draw:frame draw:style-name="gr8" draw:layer="layout" svg:width="0.348cm" svg:height="0.304cm" svg:x="3.631cm" svg:y="3.79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0.501cm" svg:height="0.304cm" svg:x="2.3cm" svg:y="3.56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0.501cm" svg:height="0.304cm" svg:x="4.878cm" svg:y="3.57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9" draw:text-style-name="P1" xml:id="id2" draw:id="id2" draw:layer="layout" svg:width="1.796cm" svg:height="0.477cm" svg:x="2.942cm" svg:y="2.944cm">
          <draw:glue-point draw:id="4" svg:x="-3.007cm" svg:y="2.122cm"/>
          <draw:glue-point draw:id="5" svg:x="2.829cm" svg:y="2.122cm"/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46cm" svg:y1="1.675cm" svg:x2="1.752cm" svg:y2="1.675cm">
          <text:p/>
        </draw:line>
        <draw:line draw:style-name="gr1" draw:text-style-name="P1" draw:layer="layout" svg:x1="3.903cm" svg:y1="2.174cm" svg:x2="3.903cm" svg:y2="1.671cm">
          <text:p/>
        </draw:line>
        <draw:line draw:style-name="gr1" draw:text-style-name="P1" draw:layer="layout" svg:x1="2.517cm" svg:y1="0.631cm" svg:x2="4.688cm" svg:y2="0.631cm">
          <text:p/>
        </draw:line>
        <draw:line draw:style-name="gr1" draw:text-style-name="P1" draw:layer="layout" svg:x1="2.514cm" svg:y1="1.668cm" svg:x2="2.514cm" svg:y2="0.629cm">
          <text:p/>
        </draw:line>
        <draw:custom-shape draw:style-name="gr10" draw:text-style-name="P1" draw:layer="layout" svg:width="0.048cm" svg:height="0.048cm" svg:x="2.49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36cm" svg:y1="2.398cm" svg:x2="5.136cm" svg:y2="0.629cm">
          <text:p/>
        </draw:line>
        <draw:custom-shape draw:style-name="gr2" draw:text-style-name="P1" draw:layer="layout" svg:width="4.273cm" svg:height="1.405cm" svg:x="7.716cm" svg:y="2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37cm" svg:height="1.343cm" svg:x="10.366cm" svg:y="2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4cm" svg:height="1.243cm" svg:x="7.951cm" svg:y="2.9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82cm" svg:height="1.139cm" svg:x="8.106cm" svg:y="2.9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81cm" svg:height="1.139cm" svg:x="10.683cm" svg:y="2.9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68cm" svg:height="0.225cm" svg:x="8.788cm" svg:y="2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4cm" svg:height="0.149cm" svg:x="8.256cm" svg:y="2.7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41cm" svg:height="0.15cm" svg:x="10.87cm" svg:y="2.7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4cm" svg:height="0.149cm" svg:x="9.61cm" svg:y="4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69cm" svg:height="0.15cm" svg:x="8.787cm" svg:y="2.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11cm" svg:height="0.06cm" svg:x="8.409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69cm" svg:y1="2.457cm" svg:x2="8.469cm" svg:y2="2.792cm">
          <text:p/>
        </draw:line>
        <draw:custom-shape draw:style-name="gr7" draw:text-style-name="P1" draw:layer="layout" svg:width="0.111cm" svg:height="0.06cm" svg:x="9.789cm" svg:y="2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49cm" svg:y1="2.232cm" svg:x2="9.849cm" svg:y2="2.567cm">
          <text:p/>
        </draw:line>
        <draw:custom-shape draw:style-name="gr7" draw:text-style-name="P1" draw:layer="layout" svg:width="0.111cm" svg:height="0.06cm" svg:x="11.022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2cm" svg:y1="2.457cm" svg:x2="11.082cm" svg:y2="2.792cm">
          <text:p/>
        </draw:line>
        <draw:custom-shape draw:style-name="gr7" draw:text-style-name="P1" draw:layer="layout" svg:width="-0.111cm" svg:height="-0.06cm" svg:x="9.891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31cm" svg:y1="4.829cm" svg:x2="9.831cm" svg:y2="4.494cm">
          <text:p/>
        </draw:line>
        <draw:frame draw:style-name="gr8" draw:layer="layout" svg:width="0.348cm" svg:height="0.304cm" svg:x="9.162cm" svg:y="3.9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layer="layout" svg:width="0.501cm" svg:height="0.304cm" svg:x="8.246cm" svg:y="3.56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0.501cm" svg:height="0.304cm" svg:x="10.824cm" svg:y="3.57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" draw:text-style-name="P1" draw:layer="layout" svg:x1="8.471cm" svg:y1="1.666cm" svg:x2="7.699cm" svg:y2="1.669cm">
          <text:p/>
        </draw:line>
        <draw:line draw:style-name="gr1" draw:text-style-name="P1" draw:layer="layout" svg:x1="8.463cm" svg:y1="2.398cm" svg:x2="8.463cm" svg:y2="1.671cm">
          <text:p/>
        </draw:line>
        <draw:line draw:style-name="gr1" draw:text-style-name="P1" draw:layer="layout" svg:x1="10.623cm" svg:y1="0.633cm" svg:x2="8.461cm" svg:y2="0.633cm">
          <text:p/>
        </draw:line>
        <draw:line draw:style-name="gr1" draw:text-style-name="P1" draw:layer="layout" svg:x1="8.46cm" svg:y1="1.668cm" svg:x2="8.46cm" svg:y2="0.629cm">
          <text:p/>
        </draw:line>
        <draw:custom-shape draw:style-name="gr10" draw:text-style-name="P1" draw:layer="layout" svg:width="0.048cm" svg:height="0.048cm" svg:x="8.436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2cm" svg:y1="2.398cm" svg:x2="11.082cm" svg:y2="0.629cm">
          <text:p/>
        </draw:line>
        <draw:frame draw:style-name="gr11" draw:text-style-name="P2" draw:layer="layout" svg:width="0.937cm" svg:height="0.911cm" svg:x="11.727cm" svg:y="0.37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11" draw:text-style-name="P2" draw:layer="layout" svg:width="1.2cm" svg:height="0.911cm" svg:x="0.208cm" svg:y="0.339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12" draw:text-style-name="P1" draw:layer="layout" svg:x1="5.357cm" svg:y1="1.633cm" svg:x2="5.357cm" svg:y2="2.156cm">
          <text:p/>
        </draw:line>
        <draw:line draw:style-name="gr12" draw:text-style-name="P1" draw:layer="layout" svg:x1="4.097cm" svg:y1="1.656cm" svg:x2="4.097cm" svg:y2="2.179cm">
          <text:p/>
        </draw:line>
        <draw:line draw:style-name="gr12" draw:text-style-name="P1" draw:layer="layout" svg:x1="2.653cm" svg:y1="2.304cm" svg:x2="2.653cm" svg:y2="1.781cm">
          <text:p/>
        </draw:line>
        <draw:frame draw:style-name="gr11" draw:text-style-name="P3" xml:id="id3" draw:id="id3" draw:layer="layout" svg:width="2.132cm" svg:height="0.911cm" svg:x="5.908cm" svg:y="0.372cm">
          <draw:text-box>
            <text:p><text:span text:style-name="T2">کم برقی دباؤ</text:span></text:p>
          </draw:text-box>
        </draw:frame>
        <draw:line draw:style-name="gr12" draw:text-style-name="P1" draw:layer="layout" svg:x1="3.571cm" svg:y1="3.195cm" svg:x2="3.048cm" svg:y2="3.195cm">
          <text:p/>
        </draw:line>
        <draw:frame draw:style-name="gr13" draw:text-style-name="P3" xml:id="id1" draw:id="id1" draw:layer="layout" svg:width="4.041cm" svg:height="0.911cm" svg:x="4.878cm" svg:y="4.642cm">
          <draw:text-box>
            <text:p><text:span text:style-name="T2"><text:s text:c="2"/></text:span><text:span text:style-name="T2">قسم کی </text:span><text:span text:style-name="T3">پیدا کردہ راہ</text:span></text:p>
          </draw:text-box>
          <draw:glue-point draw:id="4" svg:x="-4.419cm" svg:y="-1.646cm"/>
        </draw:frame>
        <draw:connector draw:style-name="gr12" draw:text-style-name="P1" draw:layer="layout" draw:type="curve" svg:x1="5.113cm" svg:y1="4.948cm" svg:x2="4.348cm" svg:y2="3.283cm" draw:start-shape="id1" draw:start-glue-point="4" draw:end-shape="id2" draw:end-glue-point="5" svg:d="m5113 4948c-510 0-765-555-765-1665">
          <text:p/>
        </draw:connector>
        <draw:connector draw:style-name="gr12" draw:text-style-name="P1" draw:layer="layout" draw:type="curve" svg:x1="5.908cm" svg:y1="0.827cm" svg:x2="4.911cm" svg:y2="1.221cm" draw:start-shape="id3" draw:start-glue-point="3" draw:end-shape="id4" draw:end-glue-point="1" svg:d="m5908 827c-747 0-249 394-997 394">
          <text:p/>
        </draw:connector>
        <draw:frame draw:style-name="gr8" draw:layer="layout" svg:width="0.433cm" svg:height="0.47cm" svg:x="8.436cm" svg:y="4.86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14" draw:text-style-name="P1" draw:layer="layout" svg:x1="4.681cm" svg:y1="0.846cm" svg:x2="4.681cm" svg:y2="0.434cm">
          <text:p/>
        </draw:line>
        <draw:line draw:style-name="gr14" draw:text-style-name="P1" draw:layer="layout" svg:x1="4.825cm" svg:y1="1.042cm" svg:x2="4.825cm" svg:y2="0.264cm">
          <text:p/>
        </draw:line>
        <draw:line draw:style-name="gr14" draw:text-style-name="P1" draw:layer="layout" svg:x1="4.831cm" svg:y1="0.629cm" svg:x2="5.136cm" svg:y2="0.629cm">
          <text:p/>
        </draw:line>
        <draw:frame draw:style-name="gr11" draw:text-style-name="P4" draw:layer="layout" svg:width="0.667cm" svg:height="0.569cm" svg:x="4.653cm" svg:y="0.545cm">
          <draw:text-box>
            <text:p><text:span text:style-name="T4">+</text:span></text:p>
          </draw:text-box>
        </draw:frame>
        <draw:frame draw:style-name="gr11" draw:text-style-name="P5" draw:layer="layout" svg:width="0.595cm" svg:height="0.569cm" draw:transform="rotate (1.5707963267946) translate (4.137cm 1.127cm)">
          <draw:text-box>
            <text:p><text:span text:style-name="T4">-</text:span></text:p>
          </draw:text-box>
        </draw:frame>
        <draw:line draw:style-name="gr14" draw:text-style-name="P1" draw:layer="layout" svg:x1="3.444cm" svg:y1="1.889cm" svg:x2="3.444cm" svg:y2="1.477cm">
          <text:p/>
        </draw:line>
        <draw:line draw:style-name="gr14" draw:text-style-name="P1" draw:layer="layout" svg:x1="3.596cm" svg:y1="2.085cm" svg:x2="3.596cm" svg:y2="1.307cm">
          <text:p/>
        </draw:line>
        <draw:line draw:style-name="gr14" draw:text-style-name="P1" draw:layer="layout" svg:x1="3.597cm" svg:y1="1.676cm" svg:x2="3.902cm" svg:y2="1.676cm">
          <text:p/>
        </draw:line>
        <draw:frame draw:style-name="gr11" draw:text-style-name="P4" draw:layer="layout" svg:width="0.667cm" svg:height="0.569cm" svg:x="3.424cm" svg:y="1.588cm">
          <draw:text-box>
            <text:p><text:span text:style-name="T4">+</text:span></text:p>
          </draw:text-box>
        </draw:frame>
        <draw:frame draw:style-name="gr15" draw:text-style-name="P5" draw:layer="layout" svg:width="0.595cm" svg:height="0.578cm" draw:transform="rotate (1.5707963267946) translate (2.908cm 2.17cm)">
          <draw:text-box>
            <text:p><text:span text:style-name="T4">-</text:span></text:p>
          </draw:text-box>
        </draw:frame>
        <draw:line draw:style-name="gr14" draw:text-style-name="P6" draw:layer="layout" svg:x1="1.753cm" svg:y1="1.674cm" svg:x2="1.753cm" svg:y2="1.942cm">
          <text:p/>
        </draw:line>
        <draw:line draw:style-name="gr14" draw:text-style-name="P6" draw:layer="layout" svg:x1="1.593cm" svg:y1="1.941cm" svg:x2="1.915cm" svg:y2="1.941cm">
          <text:p/>
        </draw:line>
        <draw:line draw:style-name="gr14" draw:text-style-name="P6" draw:layer="layout" svg:x1="1.67cm" svg:y1="1.996cm" svg:x2="1.831cm" svg:y2="1.996cm">
          <text:p/>
        </draw:line>
        <draw:line draw:style-name="gr14" draw:text-style-name="P6" draw:layer="layout" svg:x1="1.699cm" svg:y1="2.046cm" svg:x2="1.79cm" svg:y2="2.046cm">
          <text:p/>
        </draw:line>
        <draw:line draw:style-name="gr14" draw:text-style-name="P1" draw:layer="layout" svg:x1="10.628cm" svg:y1="0.849cm" svg:x2="10.628cm" svg:y2="0.437cm">
          <text:p/>
        </draw:line>
        <draw:line draw:style-name="gr14" draw:text-style-name="P1" draw:layer="layout" svg:x1="10.772cm" svg:y1="1.045cm" svg:x2="10.772cm" svg:y2="0.267cm">
          <text:p/>
        </draw:line>
        <draw:line draw:style-name="gr14" draw:text-style-name="P1" draw:layer="layout" svg:x1="10.778cm" svg:y1="0.632cm" svg:x2="11.083cm" svg:y2="0.632cm">
          <text:p/>
        </draw:line>
        <draw:frame draw:style-name="gr11" draw:text-style-name="P4" draw:layer="layout" svg:width="0.667cm" svg:height="0.569cm" svg:x="10.6cm" svg:y="0.548cm">
          <draw:text-box>
            <text:p><text:span text:style-name="T4">+</text:span></text:p>
          </draw:text-box>
        </draw:frame>
        <draw:frame draw:style-name="gr11" draw:text-style-name="P5" draw:layer="layout" svg:width="0.595cm" svg:height="0.569cm" draw:transform="rotate (1.5707963267946) translate (10.084cm 1.13cm)">
          <draw:text-box>
            <text:p><text:span text:style-name="T4">-</text:span></text:p>
          </draw:text-box>
        </draw:frame>
        <draw:line draw:style-name="gr14" draw:text-style-name="P6" draw:layer="layout" svg:x1="3.892cm" svg:y1="4.888cm" svg:x2="3.892cm" svg:y2="5.156cm">
          <text:p/>
        </draw:line>
        <draw:line draw:style-name="gr14" draw:text-style-name="P6" draw:layer="layout" svg:x1="3.732cm" svg:y1="5.155cm" svg:x2="4.054cm" svg:y2="5.155cm">
          <text:p/>
        </draw:line>
        <draw:line draw:style-name="gr14" draw:text-style-name="P6" draw:layer="layout" svg:x1="3.809cm" svg:y1="5.21cm" svg:x2="3.97cm" svg:y2="5.21cm">
          <text:p/>
        </draw:line>
        <draw:line draw:style-name="gr14" draw:text-style-name="P6" draw:layer="layout" svg:x1="3.838cm" svg:y1="5.26cm" svg:x2="3.929cm" svg:y2="5.26cm">
          <text:p/>
        </draw:line>
        <draw:line draw:style-name="gr14" draw:text-style-name="P6" draw:layer="layout" svg:x1="9.829cm" svg:y1="4.895cm" svg:x2="9.829cm" svg:y2="5.163cm">
          <text:p/>
        </draw:line>
        <draw:line draw:style-name="gr14" draw:text-style-name="P6" draw:layer="layout" svg:x1="9.669cm" svg:y1="5.162cm" svg:x2="9.991cm" svg:y2="5.162cm">
          <text:p/>
        </draw:line>
        <draw:line draw:style-name="gr14" draw:text-style-name="P6" draw:layer="layout" svg:x1="9.746cm" svg:y1="5.217cm" svg:x2="9.907cm" svg:y2="5.217cm">
          <text:p/>
        </draw:line>
        <draw:line draw:style-name="gr14" draw:text-style-name="P6" draw:layer="layout" svg:x1="9.775cm" svg:y1="5.267cm" svg:x2="9.866cm" svg:y2="5.267cm">
          <text:p/>
        </draw:line>
        <draw:line draw:style-name="gr14" draw:text-style-name="P6" draw:layer="layout" svg:x1="7.705cm" svg:y1="1.666cm" svg:x2="7.705cm" svg:y2="1.934cm">
          <text:p/>
        </draw:line>
        <draw:line draw:style-name="gr14" draw:text-style-name="P6" draw:layer="layout" svg:x1="7.545cm" svg:y1="1.933cm" svg:x2="7.867cm" svg:y2="1.933cm">
          <text:p/>
        </draw:line>
        <draw:line draw:style-name="gr14" draw:text-style-name="P6" draw:layer="layout" svg:x1="7.622cm" svg:y1="1.988cm" svg:x2="7.783cm" svg:y2="1.988cm">
          <text:p/>
        </draw:line>
        <draw:line draw:style-name="gr14" draw:text-style-name="P6" draw:layer="layout" svg:x1="7.651cm" svg:y1="2.038cm" svg:x2="7.742cm" svg:y2="2.038cm">
          <text:p/>
        </draw:line>
        <draw:frame draw:style-name="gr16" draw:text-style-name="P1" draw:layer="layout" svg:width="0.668cm" svg:height="0.258cm" svg:x="3.247cm" svg:y="0.921cm">
          <draw:image xlink:href="Pictures/200000010000022E000000D855B9F02F.svm" xlink:type="simple" xlink:show="embed" xlink:actuate="onLoad">
            <text:p/>
          </draw:image>
        </draw:frame>
        <draw:frame draw:style-name="gr17" draw:text-style-name="P1" xml:id="id4" draw:id="id4" draw:layer="layout" svg:width="0.694cm" svg:height="0.258cm" svg:x="4.217cm" svg:y="1.092cm">
          <draw:image xlink:href="Pictures/2000000100000243000000D8B95EBEA8.svm" xlink:type="simple" xlink:show="embed" xlink:actuate="onLoad">
            <text:p/>
          </draw:image>
        </draw:frame>
        <draw:frame draw:style-name="gr18" draw:text-style-name="P1" draw:layer="layout" svg:width="0.401cm" svg:height="0.349cm" svg:x="5.498cm" svg:y="1.65cm">
          <draw:image xlink:href="Pictures/200000010000014F00000124CDD19E6C.svm" xlink:type="simple" xlink:show="embed" xlink:actuate="onLoad">
            <text:p/>
          </draw:image>
        </draw:frame>
        <draw:frame draw:style-name="gr19" draw:text-style-name="P1" draw:layer="layout" svg:width="0.787cm" svg:height="0.237cm" svg:x="4.201cm" svg:y="1.685cm">
          <draw:image xlink:href="Pictures/20000001000003D90000012986DE52E8.svm" xlink:type="simple" xlink:show="embed" xlink:actuate="onLoad">
            <text:p/>
          </draw:image>
        </draw:frame>
        <draw:frame draw:style-name="gr20" draw:text-style-name="P1" draw:layer="layout" svg:width="0.349cm" svg:height="0.355cm" svg:x="2.746cm" svg:y="1.893cm">
          <draw:image xlink:href="Pictures/2000000100000124000001290D272649.svm" xlink:type="simple" xlink:show="embed" xlink:actuate="onLoad">
            <text:p/>
          </draw:image>
        </draw:frame>
        <draw:frame draw:style-name="gr21" draw:text-style-name="P1" draw:layer="layout" svg:width="0.253cm" svg:height="0.31cm" svg:x="2.132cm" svg:y="2.37cm">
          <draw:image xlink:href="Pictures/20000001000000D400000103D65A644B.svm" xlink:type="simple" xlink:show="embed" xlink:actuate="onLoad">
            <text:p/>
          </draw:image>
        </draw:frame>
        <draw:frame draw:style-name="gr22" draw:text-style-name="P1" draw:layer="layout" svg:width="0.304cm" svg:height="0.31cm" svg:x="3.449cm" svg:y="2.161cm">
          <draw:image xlink:href="Pictures/20000001000000FE0000010314D69F58.svm" xlink:type="simple" xlink:show="embed" xlink:actuate="onLoad">
            <text:p/>
          </draw:image>
        </draw:frame>
        <draw:frame draw:style-name="gr23" draw:text-style-name="P1" draw:layer="layout" svg:width="0.324cm" svg:height="0.289cm" svg:x="5.272cm" svg:y="2.391cm">
          <draw:image xlink:href="Pictures/200000010000010F000000F2CD2953B9.svm" xlink:type="simple" xlink:show="embed" xlink:actuate="onLoad">
            <text:p/>
          </draw:image>
        </draw:frame>
        <draw:frame draw:style-name="gr24" draw:text-style-name="P1" draw:layer="layout" svg:width="0.528cm" svg:height="0.296cm" svg:x="3.711cm" svg:y="3.048cm">
          <draw:image xlink:href="Pictures/2000000100000211000001290840249C.svm" xlink:type="simple" xlink:show="embed" xlink:actuate="onLoad">
            <text:p/>
          </draw:image>
        </draw:frame>
        <draw:frame draw:style-name="gr25" draw:text-style-name="P1" draw:layer="layout" svg:width="0.304cm" svg:height="0.289cm" svg:x="3.43cm" svg:y="4.704cm">
          <draw:image xlink:href="Pictures/20000001000000FE000000F2E11C61C7.svm" xlink:type="simple" xlink:show="embed" xlink:actuate="onLoad">
            <text:p/>
          </draw:image>
        </draw:frame>
        <draw:frame draw:style-name="gr17" draw:text-style-name="P1" draw:layer="layout" svg:width="0.694cm" svg:height="0.258cm" svg:x="10.303cm" svg:y="1.13cm">
          <draw:image xlink:href="Pictures/2000000100000243000000D8B95EBEA8.svm" xlink:type="simple" xlink:show="embed" xlink:actuate="onLoad">
            <text:p/>
          </draw:image>
        </draw:frame>
        <draw:frame draw:style-name="gr21" draw:text-style-name="P1" draw:layer="layout" svg:width="0.253cm" svg:height="0.31cm" svg:x="8.085cm" svg:y="2.37cm">
          <draw:image xlink:href="Pictures/20000001000000D400000103D65A644B.svm" xlink:type="simple" xlink:show="embed" xlink:actuate="onLoad">
            <text:p/>
          </draw:image>
        </draw:frame>
        <draw:frame draw:style-name="gr22" draw:text-style-name="P1" draw:layer="layout" svg:width="0.304cm" svg:height="0.31cm" svg:x="9.402cm" svg:y="2.029cm">
          <draw:image xlink:href="Pictures/20000001000000FE0000010314D69F58.svm" xlink:type="simple" xlink:show="embed" xlink:actuate="onLoad">
            <text:p/>
          </draw:image>
        </draw:frame>
        <draw:frame draw:style-name="gr23" draw:text-style-name="P1" draw:layer="layout" svg:width="0.324cm" svg:height="0.289cm" svg:x="11.245cm" svg:y="2.391cm">
          <draw:image xlink:href="Pictures/200000010000010F000000F2CD2953B9.svm" xlink:type="simple" xlink:show="embed" xlink:actuate="onLoad">
            <text:p/>
          </draw:image>
        </draw:frame>
        <draw:frame draw:style-name="gr25" draw:text-style-name="P1" draw:layer="layout" svg:width="0.304cm" svg:height="0.289cm" svg:x="10.007cm" svg:y="4.704cm">
          <draw:image xlink:href="Pictures/20000001000000FE000000F2E11C61C7.svm" xlink:type="simple" xlink:show="embed" xlink:actuate="onLoad">
            <text:p/>
          </draw:image>
        </draw:frame>
        <draw:frame draw:style-name="gr11" draw:text-style-name="P8" xml:id="id5" draw:id="id5" draw:layer="layout" svg:width="1.662cm" svg:height="0.911cm" svg:x="0.681cm" svg:y="4.761cm">
          <draw:text-box>
            <text:p text:style-name="P7"><text:span text:style-name="T3">الٹا خطہ</text:span></text:p>
          </draw:text-box>
        </draw:frame>
        <draw:connector draw:style-name="gr26" draw:text-style-name="P1" draw:layer="layout" draw:type="curve" svg:x1="1.512cm" svg:y1="4.761cm" svg:x2="3.3cm" svg:y2="3.283cm" draw:start-shape="id5" draw:end-shape="id2" draw:end-glue-point="4" svg:d="m1512 4761c0-1005 1788-266 1788-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09T10:57:44</dc:date>
    <dc:creator>kkk </dc:creator>
    <meta:editing-duration>PT58M6S</meta:editing-duration>
    <meta:editing-cycles>6</meta:editing-cycles>
    <meta:generator>LibreOffice/3.3$Linux LibreOffice_project/330m19$Build-401</meta:generator>
    <meta:document-statistic meta:object-count="115"/>
  </office:meta>
</office:document-meta>
</file>

<file path=Object 14/content.xml><?xml version="1.0" encoding="utf-8"?>
<math xmlns="http://www.w3.org/1998/Math/MathML">
  <semantics>
    <mrow>
      <mi>p</mi>
    </mrow>
    <annotation encoding="StarMath 5.0">p</annotation>
  </semantics>
</math>
</file>

<file path=Object 15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16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22/content.xml><?xml version="1.0" encoding="utf-8"?>
<math xmlns="http://www.w3.org/1998/Math/MathML">
  <semantics>
    <mrow>
      <mi>n</mi>
    </mrow>
    <annotation encoding="StarMath 5.0">n</annotation>
  </semantics>
</math>
</file>

<file path=Object 5/content.xml><?xml version="1.0" encoding="utf-8"?>
<math xmlns="http://www.w3.org/1998/Math/MathML">
  <semantics>
    <mrow>
      <mi>p</mi>
    </mrow>
    <annotation encoding="StarMath 5.0">p</annotation>
  </semantics>
</math>
</file>

<file path=Object 6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

<file path=Object 7/content.xml><?xml version="1.0" encoding="utf-8"?>
<math xmlns="http://www.w3.org/1998/Math/MathML">
  <semantics>
    <mrow>
      <mrow>
        <mi>n</mi>
        <mo stretchy="false">+</mo>
        <mrow/>
      </mrow>
    </mrow>
    <annotation encoding="StarMath 5.0">n+{}</annotation>
  </semantics>
</math>
</file>